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do_20_relatório">
      <style:text-properties officeooo:paragraph-rsid="02bbb2e5"/>
    </style:style>
    <style:style style:name="P3" style:family="paragraph" style:parent-style-name="Pré-título">
      <style:paragraph-properties fo:text-align="start" style:justify-single-word="false"/>
      <style:text-properties officeooo:paragraph-rsid="02742469"/>
    </style:style>
    <style:style style:name="P4" style:family="paragraph" style:parent-style-name="Text_20_body">
      <style:text-properties officeooo:paragraph-rsid="02d030a1"/>
    </style:style>
    <style:style style:name="P5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2bdfb90" officeooo:paragraph-rsid="02bdfb90" style:font-weight-asian="bold" style:font-weight-complex="bold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2bdfb90"/>
    </style:style>
    <style:style style:name="P7" style:family="paragraph" style:parent-style-name="Text_20_body">
      <style:text-properties officeooo:paragraph-rsid="02e0c0ba"/>
    </style:style>
    <style:style style:name="P8" style:family="paragraph" style:parent-style-name="Text_20_body">
      <style:text-properties officeooo:paragraph-rsid="02f657c2"/>
    </style:style>
    <style:style style:name="P9" style:family="paragraph" style:parent-style-name="Text_20_body">
      <style:text-properties officeooo:paragraph-rsid="03036c57"/>
    </style:style>
    <style:style style:name="P10" style:family="paragraph" style:parent-style-name="Text_20_body">
      <style:text-properties officeooo:paragraph-rsid="030cfb03"/>
    </style:style>
    <style:style style:name="P11" style:family="paragraph" style:parent-style-name="Text_20_body">
      <style:text-properties officeooo:paragraph-rsid="0312f3af"/>
    </style:style>
    <style:style style:name="T1" style:family="text">
      <style:text-properties officeooo:rsid="01517c8b"/>
    </style:style>
    <style:style style:name="T2" style:family="text">
      <style:text-properties fo:font-variant="small-caps" fo:color="#ffffff" style:font-name="CMU Serif" fo:font-size="12pt" fo:font-style="normal" fo:font-weight="normal" officeooo:rsid="02742469" fo:background-color="transparent" loext:char-shading-value="0"/>
    </style:style>
    <style:style style:name="T3" style:family="text">
      <style:text-properties fo:font-variant="small-caps" fo:color="#ffffff" style:font-name="CMU Serif" fo:font-size="12pt" fo:font-style="normal" fo:font-weight="normal" officeooo:rsid="02b8e00a" fo:background-color="transparent" loext:char-shading-value="0"/>
    </style:style>
    <style:style style:name="T4" style:family="text">
      <style:text-properties fo:font-variant="small-caps" fo:color="#ffffff" style:font-name="CMU Serif" fo:font-size="12pt" fo:font-style="normal" fo:font-weight="normal" officeooo:rsid="02bbb2e5" fo:background-color="transparent" loext:char-shading-value="0"/>
    </style:style>
    <style:style style:name="T5" style:family="text">
      <style:text-properties fo:font-variant="small-caps" fo:color="#ffffff" style:font-name="CMU Serif1" fo:font-size="16pt" fo:font-style="normal" fo:font-weight="bold" officeooo:rsid="02b8e00a" fo:background-color="transparent" loext:char-shading-value="0" style:font-size-asian="16pt" style:font-size-complex="16pt"/>
    </style:style>
    <style:style style:name="T6" style:family="text">
      <style:text-properties fo:font-variant="small-caps" fo:color="#ffffff" style:font-name="CMU Serif1" fo:font-size="16pt" fo:font-style="normal" fo:font-weight="bold" officeooo:rsid="02742469" fo:background-color="transparent" loext:char-shading-value="0" style:font-size-asian="16pt" style:font-size-complex="16pt"/>
    </style:style>
    <style:style style:name="T7" style:family="text">
      <style:text-properties fo:font-variant="small-caps" fo:color="#ffffff" style:font-name="CMU Serif1" fo:font-size="16pt" fo:font-style="normal" fo:font-weight="bold" officeooo:rsid="02bab315" fo:background-color="transparent" loext:char-shading-value="0" style:font-size-asian="16pt" style:font-size-complex="16pt"/>
    </style:style>
    <style:style style:name="T8" style:family="text">
      <style:text-properties fo:font-variant="small-caps" fo:color="#ffffff" style:font-name="CMU Serif1" fo:font-size="16pt" fo:font-style="normal" fo:font-weight="bold" officeooo:rsid="02bbb2e5" fo:background-color="transparent" loext:char-shading-value="0" style:font-size-asian="16pt" style:font-size-complex="16pt"/>
    </style:style>
    <style:style style:name="T9" style:family="text">
      <style:text-properties fo:color="#000000" style:font-name="CMU Serif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style:font-name="CMU Serif" fo:font-weight="normal" officeooo:rsid="02bc2343" fo:background-color="transparent" loext:char-shading-value="0"/>
    </style:style>
    <style:style style:name="T11" style:family="text">
      <style:text-properties fo:color="#000000" style:font-name="CMU Serif" fo:font-weight="normal" officeooo:rsid="02bbfe31" fo:background-color="transparent" loext:char-shading-value="0"/>
    </style:style>
    <style:style style:name="T12" style:family="text">
      <style:text-properties fo:color="#000000" style:font-name="CMU Serif" fo:font-weight="normal" officeooo:rsid="02bdfb90" fo:background-color="transparent" loext:char-shading-value="0"/>
    </style:style>
    <style:style style:name="T13" style:family="text">
      <style:text-properties fo:color="#000000" style:font-name="CMU Serif" fo:font-weight="normal" officeooo:rsid="02c0595c" fo:background-color="transparent" loext:char-shading-value="0"/>
    </style:style>
    <style:style style:name="T14" style:family="text">
      <style:text-properties fo:color="#000000" style:font-name="CMU Serif" fo:font-weight="normal" officeooo:rsid="02c13b72" fo:background-color="transparent" loext:char-shading-value="0"/>
    </style:style>
    <style:style style:name="T15" style:family="text">
      <style:text-properties fo:color="#000000" style:font-name="CMU Serif" fo:font-weight="normal" officeooo:rsid="02c206cf" fo:background-color="transparent" loext:char-shading-value="0"/>
    </style:style>
    <style:style style:name="T16" style:family="text">
      <style:text-properties fo:color="#000000" style:font-name="CMU Serif" fo:font-weight="normal" officeooo:rsid="02c2d4cb" fo:background-color="transparent" loext:char-shading-value="0"/>
    </style:style>
    <style:style style:name="T17" style:family="text">
      <style:text-properties fo:color="#000000" style:font-name="CMU Serif" fo:font-weight="normal" officeooo:rsid="02c4d5d9" fo:background-color="transparent" loext:char-shading-value="0"/>
    </style:style>
    <style:style style:name="T18" style:family="text">
      <style:text-properties fo:color="#000000" style:font-name="CMU Serif" fo:font-weight="normal" officeooo:rsid="02ccaa09" fo:background-color="transparent" loext:char-shading-value="0"/>
    </style:style>
    <style:style style:name="T19" style:family="text">
      <style:text-properties fo:color="#000000" style:font-name="CMU Serif" fo:font-weight="normal" officeooo:rsid="02d15bd7" fo:background-color="transparent" loext:char-shading-value="0"/>
    </style:style>
    <style:style style:name="T20" style:family="text">
      <style:text-properties fo:color="#000000" style:font-name="CMU Serif" fo:font-weight="normal" officeooo:rsid="02d4d047" fo:background-color="transparent" loext:char-shading-value="0"/>
    </style:style>
    <style:style style:name="T21" style:family="text">
      <style:text-properties fo:color="#000000" style:font-name="CMU Serif" fo:font-weight="normal" officeooo:rsid="02d56445" fo:background-color="transparent" loext:char-shading-value="0"/>
    </style:style>
    <style:style style:name="T22" style:family="text">
      <style:text-properties fo:color="#000000" style:font-name="CMU Serif" fo:font-weight="normal" officeooo:rsid="02f405a4" fo:background-color="transparent" loext:char-shading-value="0"/>
    </style:style>
    <style:style style:name="T23" style:family="text">
      <style:text-properties fo:color="#000000" style:font-name="CMU Serif" fo:font-weight="bold" fo:background-color="transparent" loext:char-shading-value="0" style:font-weight-asian="bold" style:font-weight-complex="bold"/>
    </style:style>
    <style:style style:name="T24" style:family="text">
      <style:text-properties fo:color="#000000" style:font-name="CMU Serif" fo:font-weight="bold" officeooo:rsid="02bbfe31" fo:background-color="transparent" loext:char-shading-value="0" style:font-weight-asian="bold" style:font-weight-complex="bold"/>
    </style:style>
    <style:style style:name="T25" style:family="text">
      <style:text-properties fo:color="#000000" style:font-name="CMU Serif" fo:background-color="transparent" loext:char-shading-value="0"/>
    </style:style>
    <style:style style:name="T26" style:family="text">
      <style:text-properties fo:color="#000000" style:font-name="CMU Serif" officeooo:rsid="02bc2343" fo:background-color="transparent" loext:char-shading-value="0"/>
    </style:style>
    <style:style style:name="T27" style:family="text">
      <style:text-properties fo:color="#000000" style:font-name="CMU Serif" fo:font-style="normal" fo:font-weight="normal" officeooo:rsid="02c2d4cb" fo:background-color="transparent" loext:char-shading-value="0" style:font-style-asian="normal" style:font-style-complex="normal"/>
    </style:style>
    <style:style style:name="T28" style:family="text">
      <style:text-properties fo:color="#000000" style:font-name="CMU Serif" fo:font-style="normal" fo:font-weight="normal" officeooo:rsid="02c37510" fo:background-color="transparent" loext:char-shading-value="0" style:font-style-asian="normal" style:font-style-complex="normal"/>
    </style:style>
    <style:style style:name="T29" style:family="text">
      <style:text-properties fo:color="#000000" style:font-name="CMU Serif" fo:font-style="normal" fo:font-weight="normal" officeooo:rsid="02c4d5d9" fo:background-color="transparent" loext:char-shading-value="0" style:font-style-asian="normal" style:font-style-complex="normal"/>
    </style:style>
    <style:style style:name="T30" style:family="text">
      <style:text-properties fo:color="#000000" style:font-name="CMU Serif" fo:font-style="normal" style:text-underline-style="none" fo:font-weight="normal" officeooo:rsid="02c37510" fo:background-color="transparent" loext:char-shading-value="0" style:font-style-asian="normal" style:font-style-complex="normal"/>
    </style:style>
    <style:style style:name="T31" style:family="text">
      <style:text-properties fo:color="#000000" style:font-name="CMU Serif" fo:font-style="normal" style:text-underline-style="none" fo:font-weight="normal" officeooo:rsid="02c4d5d9" fo:background-color="transparent" loext:char-shading-value="0" style:font-style-asian="normal" style:font-style-complex="normal"/>
    </style:style>
    <style:style style:name="T32" style:family="text">
      <style:text-properties fo:color="#000000" style:font-name="CMU Serif" fo:font-style="normal" style:text-underline-style="none" fo:font-weight="normal" officeooo:rsid="02cb230b" fo:background-color="transparent" loext:char-shading-value="0" style:font-style-asian="normal" style:font-style-complex="normal"/>
    </style:style>
    <style:style style:name="T33" style:family="text">
      <style:text-properties fo:color="#000000" style:font-name="CMU Serif" fo:font-style="normal" style:text-underline-style="none" fo:font-weight="normal" officeooo:rsid="02cda1f2" fo:background-color="transparent" loext:char-shading-value="0" style:font-style-asian="normal" style:font-style-complex="normal"/>
    </style:style>
    <style:style style:name="T34" style:family="text">
      <style:text-properties fo:color="#000000" style:font-name="CMU Serif" fo:font-style="normal" style:text-underline-style="none" fo:font-weight="normal" officeooo:rsid="02d030a1" fo:background-color="transparent" loext:char-shading-value="0" style:font-style-asian="normal" style:font-style-complex="normal"/>
    </style:style>
    <style:style style:name="T35" style:family="text">
      <style:text-properties fo:color="#000000" style:font-name="CMU Serif" fo:font-style="normal" style:text-underline-style="none" fo:font-weight="normal" officeooo:rsid="02d15bd7" fo:background-color="transparent" loext:char-shading-value="0" style:font-style-asian="normal" style:font-style-complex="normal"/>
    </style:style>
    <style:style style:name="T36" style:family="text">
      <style:text-properties fo:color="#000000" style:font-name="CMU Serif" fo:font-style="normal" style:text-underline-style="none" fo:font-weight="normal" officeooo:rsid="02d16e2b" fo:background-color="transparent" loext:char-shading-value="0" style:font-style-asian="normal" style:font-style-complex="normal"/>
    </style:style>
    <style:style style:name="T37" style:family="text">
      <style:text-properties fo:color="#000000" style:font-name="CMU Serif" fo:font-style="normal" style:text-underline-style="none" fo:font-weight="normal" officeooo:rsid="02d2cdba" fo:background-color="transparent" loext:char-shading-value="0" style:font-style-asian="normal" style:font-style-complex="normal"/>
    </style:style>
    <style:style style:name="T38" style:family="text">
      <style:text-properties fo:color="#000000" style:font-name="CMU Serif" fo:font-style="normal" style:text-underline-style="none" fo:font-weight="normal" officeooo:rsid="02d44067" fo:background-color="transparent" loext:char-shading-value="0" style:font-style-asian="normal" style:font-style-complex="normal"/>
    </style:style>
    <style:style style:name="T39" style:family="text">
      <style:text-properties fo:color="#000000" style:font-name="CMU Serif" fo:font-style="normal" style:text-underline-style="none" fo:font-weight="normal" officeooo:rsid="02d46c80" fo:background-color="transparent" loext:char-shading-value="0" style:font-style-asian="normal" style:font-style-complex="normal"/>
    </style:style>
    <style:style style:name="T40" style:family="text">
      <style:text-properties fo:color="#000000" style:font-name="CMU Serif" fo:font-style="normal" style:text-underline-style="none" fo:font-weight="normal" officeooo:rsid="02d7495b" fo:background-color="transparent" loext:char-shading-value="0" style:font-style-asian="normal" style:font-style-complex="normal"/>
    </style:style>
    <style:style style:name="T41" style:family="text">
      <style:text-properties fo:color="#000000" style:font-name="CMU Serif" fo:font-style="normal" style:text-underline-style="none" fo:font-weight="normal" officeooo:rsid="02d811ef" fo:background-color="transparent" loext:char-shading-value="0" style:font-style-asian="normal" style:font-style-complex="normal"/>
    </style:style>
    <style:style style:name="T42" style:family="text">
      <style:text-properties fo:color="#000000" style:font-name="CMU Serif" fo:font-style="normal" style:text-underline-style="none" fo:font-weight="normal" officeooo:rsid="02d9a1ed" fo:background-color="transparent" loext:char-shading-value="0" style:font-style-asian="normal" style:font-style-complex="normal"/>
    </style:style>
    <style:style style:name="T43" style:family="text">
      <style:text-properties fo:color="#000000" style:font-name="CMU Serif" fo:font-style="normal" style:text-underline-style="none" fo:font-weight="normal" officeooo:rsid="02e00487" fo:background-color="transparent" loext:char-shading-value="0" style:font-style-asian="normal" style:font-style-complex="normal"/>
    </style:style>
    <style:style style:name="T44" style:family="text">
      <style:text-properties fo:color="#000000" style:font-name="CMU Serif" fo:font-style="normal" style:text-underline-style="none" fo:font-weight="normal" officeooo:rsid="02deae7a" fo:background-color="transparent" loext:char-shading-value="0" style:font-style-asian="normal" style:font-style-complex="normal"/>
    </style:style>
    <style:style style:name="T45" style:family="text">
      <style:text-properties fo:color="#000000" style:font-name="CMU Serif" fo:font-style="normal" style:text-underline-style="none" fo:font-weight="normal" officeooo:rsid="0318d1b4" fo:background-color="transparent" loext:char-shading-value="0" style:font-style-asian="normal" style:font-style-complex="normal"/>
    </style:style>
    <style:style style:name="T46" style:family="text">
      <style:text-properties fo:color="#000000" style:font-name="CMU Serif" fo:font-style="normal" style:text-underline-style="none" fo:font-weight="normal" officeooo:rsid="0319b5f7" fo:background-color="transparent" loext:char-shading-value="0" style:font-style-asian="normal" style:font-style-complex="normal"/>
    </style:style>
    <style:style style:name="T47" style:family="text">
      <style:text-properties fo:color="#000000" style:font-name="CMU Serif" fo:font-style="normal" style:text-underline-style="none" fo:font-weight="normal" officeooo:rsid="02e00487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fo:color="#000000" style:font-name="CMU Serif" fo:font-style="normal" style:text-underline-style="none" fo:font-weight="normal" officeooo:rsid="02e0c0ba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000000" style:font-name="CMU Serif" fo:font-style="normal" style:text-underline-style="none" fo:font-weight="normal" officeooo:rsid="02deae7a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fo:color="#000000" style:font-name="CMU Serif" fo:font-style="normal" style:text-underline-style="none" fo:font-weight="normal" officeooo:rsid="02e43b67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000000" style:font-name="CMU Serif" fo:font-style="normal" style:text-underline-style="none" fo:font-weight="normal" officeooo:rsid="02db5ae3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000000" style:font-name="CMU Serif" fo:font-style="normal" style:text-underline-style="none" fo:font-weight="normal" officeooo:rsid="02e5628d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000000" style:font-name="CMU Serif" fo:font-style="normal" style:text-underline-style="none" fo:font-weight="normal" officeooo:rsid="02e5ece6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color="#000000" style:font-name="CMU Serif" fo:font-style="normal" style:text-underline-style="none" fo:font-weight="normal" officeooo:rsid="02e69699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0000" style:font-name="CMU Serif" fo:font-style="normal" style:text-underline-style="none" fo:font-weight="normal" officeooo:rsid="02e794fa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color="#000000" style:font-name="CMU Serif" fo:font-style="normal" style:text-underline-style="none" fo:font-weight="normal" officeooo:rsid="02e927ac" fo:background-color="transparent" loext:char-shading-value="0" style:font-style-asian="normal" style:font-weight-asian="normal" style:font-style-complex="normal" style:font-weight-complex="normal"/>
    </style:style>
    <style:style style:name="T57" style:family="text">
      <style:text-properties fo:color="#000000" style:font-name="CMU Serif" fo:font-style="normal" style:text-underline-style="none" fo:font-weight="normal" officeooo:rsid="02ea8591" fo:background-color="transparent" loext:char-shading-value="0" style:font-style-asian="normal" style:font-weight-asian="normal" style:font-style-complex="normal" style:font-weight-complex="normal"/>
    </style:style>
    <style:style style:name="T58" style:family="text">
      <style:text-properties fo:color="#000000" style:font-name="CMU Serif" fo:font-style="normal" style:text-underline-style="none" fo:font-weight="normal" officeooo:rsid="02ebf4ac" fo:background-color="transparent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000000" style:font-name="CMU Serif" fo:font-style="normal" style:text-underline-style="none" fo:font-weight="normal" officeooo:rsid="02ec44fc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color="#000000" style:font-name="CMU Serif" fo:font-style="normal" style:text-underline-style="none" fo:font-weight="normal" officeooo:rsid="02ee0e19" fo:background-color="transparent" loext:char-shading-value="0" style:font-style-asian="normal" style:font-weight-asian="normal" style:font-style-complex="normal" style:font-weight-complex="normal"/>
    </style:style>
    <style:style style:name="T61" style:family="text">
      <style:text-properties fo:color="#000000" style:font-name="CMU Serif" fo:font-style="normal" style:text-underline-style="none" fo:font-weight="normal" officeooo:rsid="02eeece0" fo:background-color="transparent" loext:char-shading-value="0" style:font-style-asian="normal" style:font-weight-asian="normal" style:font-style-complex="normal" style:font-weight-complex="normal"/>
    </style:style>
    <style:style style:name="T62" style:family="text">
      <style:text-properties fo:color="#000000" style:font-name="CMU Serif" fo:font-style="normal" style:text-underline-style="none" fo:font-weight="normal" officeooo:rsid="02f0bf9f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color="#000000" style:font-name="CMU Serif" fo:font-style="normal" style:text-underline-style="none" fo:font-weight="normal" officeooo:rsid="02f0db7d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color="#000000" style:font-name="CMU Serif" fo:font-style="normal" style:text-underline-style="none" fo:font-weight="normal" officeooo:rsid="02f22eb1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color="#000000" style:font-name="CMU Serif" fo:font-style="normal" style:text-underline-style="none" fo:font-weight="normal" officeooo:rsid="02f35ba7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style:font-name="CMU Serif" fo:font-style="normal" style:text-underline-style="none" fo:font-weight="normal" officeooo:rsid="02f405a4" fo:background-color="transparent" loext:char-shading-value="0" style:font-style-asian="normal" style:font-weight-asian="normal" style:font-style-complex="normal" style:font-weight-complex="normal"/>
    </style:style>
    <style:style style:name="T67" style:family="text">
      <style:text-properties fo:color="#000000" style:font-name="CMU Serif" fo:font-style="normal" style:text-underline-style="none" fo:font-weight="normal" officeooo:rsid="02f657c2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style:font-name="CMU Serif" fo:font-style="normal" style:text-underline-style="none" fo:font-weight="normal" officeooo:rsid="02f78f07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style:font-name="CMU Serif" fo:font-style="normal" style:text-underline-style="none" fo:font-weight="normal" officeooo:rsid="02f7f43c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color="#000000" style:font-name="CMU Serif" fo:font-style="normal" style:text-underline-style="none" fo:font-weight="normal" officeooo:rsid="02f9ca0a" fo:background-color="transparent" loext:char-shading-value="0" style:font-style-asian="normal" style:font-weight-asian="normal" style:font-style-complex="normal" style:font-weight-complex="normal"/>
    </style:style>
    <style:style style:name="T71" style:family="text">
      <style:text-properties fo:color="#000000" style:font-name="CMU Serif" fo:font-style="normal" style:text-underline-style="none" fo:font-weight="normal" officeooo:rsid="02f9dd5f" fo:background-color="transparent" loext:char-shading-value="0" style:font-style-asian="normal" style:font-weight-asian="normal" style:font-style-complex="normal" style:font-weight-complex="normal"/>
    </style:style>
    <style:style style:name="T72" style:family="text">
      <style:text-properties fo:color="#000000" style:font-name="CMU Serif" fo:font-style="normal" style:text-underline-style="none" fo:font-weight="normal" officeooo:rsid="02fa3635" fo:background-color="transparent" loext:char-shading-value="0" style:font-style-asian="normal" style:font-weight-asian="normal" style:font-style-complex="normal" style:font-weight-complex="normal"/>
    </style:style>
    <style:style style:name="T73" style:family="text">
      <style:text-properties fo:color="#000000" style:font-name="CMU Serif" fo:font-style="normal" style:text-underline-style="none" fo:font-weight="normal" officeooo:rsid="02fa5b64" fo:background-color="transparent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style:font-name="CMU Serif" fo:font-style="normal" style:text-underline-style="none" fo:font-weight="normal" officeooo:rsid="02fb69d9" fo:background-color="transparent" loext:char-shading-value="0" style:font-style-asian="normal" style:font-weight-asian="normal" style:font-style-complex="normal" style:font-weight-complex="normal"/>
    </style:style>
    <style:style style:name="T75" style:family="text">
      <style:text-properties fo:color="#000000" style:font-name="CMU Serif" fo:font-style="normal" style:text-underline-style="none" fo:font-weight="normal" officeooo:rsid="02fd61d1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color="#000000" style:font-name="CMU Serif" fo:font-style="normal" style:text-underline-style="none" fo:font-weight="normal" officeooo:rsid="02fee344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color="#000000" style:font-name="CMU Serif" fo:font-style="normal" style:text-underline-style="none" fo:font-weight="normal" officeooo:rsid="02ffae21" fo:background-color="transparent" loext:char-shading-value="0" style:font-style-asian="normal" style:font-weight-asian="normal" style:font-style-complex="normal" style:font-weight-complex="normal"/>
    </style:style>
    <style:style style:name="T78" style:family="text">
      <style:text-properties fo:color="#000000" style:font-name="CMU Serif" fo:font-style="normal" style:text-underline-style="none" fo:font-weight="normal" officeooo:rsid="030182d3" fo:background-color="transparent" loext:char-shading-value="0" style:font-style-asian="normal" style:font-weight-asian="normal" style:font-style-complex="normal" style:font-weight-complex="normal"/>
    </style:style>
    <style:style style:name="T79" style:family="text">
      <style:text-properties fo:color="#000000" style:font-name="CMU Serif" fo:font-style="normal" style:text-underline-style="none" fo:font-weight="normal" officeooo:rsid="03035776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fo:color="#000000" style:font-name="CMU Serif" fo:font-style="normal" style:text-underline-style="none" fo:font-weight="normal" officeooo:rsid="03036c57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fo:color="#000000" style:font-name="CMU Serif" fo:font-style="normal" style:text-underline-style="none" fo:font-weight="normal" officeooo:rsid="03054cac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fo:color="#000000" style:font-name="CMU Serif" fo:font-style="normal" style:text-underline-style="none" fo:font-weight="normal" officeooo:rsid="030554c3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fo:color="#000000" style:font-name="CMU Serif" fo:font-style="normal" style:text-underline-style="none" fo:font-weight="normal" officeooo:rsid="030740fa" fo:background-color="transparent" loext:char-shading-value="0" style:font-style-asian="normal" style:font-weight-asian="normal" style:font-style-complex="normal" style:font-weight-complex="normal"/>
    </style:style>
    <style:style style:name="T84" style:family="text">
      <style:text-properties fo:color="#000000" style:font-name="CMU Serif" fo:font-style="normal" style:text-underline-style="none" fo:font-weight="normal" officeooo:rsid="0308638a" fo:background-color="transparent" loext:char-shading-value="0" style:font-style-asian="normal" style:font-weight-asian="normal" style:font-style-complex="normal" style:font-weight-complex="normal"/>
    </style:style>
    <style:style style:name="T85" style:family="text">
      <style:text-properties fo:color="#000000" style:font-name="CMU Serif" fo:font-style="normal" style:text-underline-style="none" fo:font-weight="normal" officeooo:rsid="030b2149" fo:background-color="transparent" loext:char-shading-value="0" style:font-style-asian="normal" style:font-weight-asian="normal" style:font-style-complex="normal" style:font-weight-complex="normal"/>
    </style:style>
    <style:style style:name="T86" style:family="text">
      <style:text-properties fo:color="#000000" style:font-name="CMU Serif" fo:font-style="normal" style:text-underline-style="none" fo:font-weight="normal" officeooo:rsid="030c6c5b" fo:background-color="transparent" loext:char-shading-value="0" style:font-style-asian="normal" style:font-weight-asian="normal" style:font-style-complex="normal" style:font-weight-complex="normal"/>
    </style:style>
    <style:style style:name="T87" style:family="text">
      <style:text-properties fo:color="#000000" style:font-name="CMU Serif" fo:font-style="normal" style:text-underline-style="none" fo:font-weight="normal" officeooo:rsid="030cfb03" fo:background-color="transparent" loext:char-shading-value="0" style:font-style-asian="normal" style:font-weight-asian="normal" style:font-style-complex="normal" style:font-weight-complex="normal"/>
    </style:style>
    <style:style style:name="T88" style:family="text">
      <style:text-properties fo:color="#000000" style:font-name="CMU Serif" fo:font-style="normal" style:text-underline-style="none" fo:font-weight="normal" officeooo:rsid="030e243a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fo:color="#000000" style:font-name="CMU Serif" fo:font-style="normal" style:text-underline-style="none" fo:font-weight="normal" officeooo:rsid="030fc622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fo:color="#000000" style:font-name="CMU Serif" fo:font-style="normal" style:text-underline-style="none" fo:font-weight="normal" officeooo:rsid="0310b50e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fo:color="#000000" style:font-name="CMU Serif" fo:font-style="normal" style:text-underline-style="none" fo:font-weight="normal" officeooo:rsid="0311451b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fo:color="#000000" style:font-name="CMU Serif" fo:font-style="normal" style:text-underline-style="none" fo:font-weight="normal" officeooo:rsid="0311e559" fo:background-color="transparent" loext:char-shading-value="0" style:font-style-asian="normal" style:font-weight-asian="normal" style:font-style-complex="normal" style:font-weight-complex="normal"/>
    </style:style>
    <style:style style:name="T93" style:family="text">
      <style:text-properties fo:color="#000000" style:font-name="CMU Serif" fo:font-style="normal" style:text-underline-style="none" fo:font-weight="normal" officeooo:rsid="0312a7e3" fo:background-color="transparent" loext:char-shading-value="0" style:font-style-asian="normal" style:font-weight-asian="normal" style:font-style-complex="normal" style:font-weight-complex="normal"/>
    </style:style>
    <style:style style:name="T94" style:family="text">
      <style:text-properties fo:color="#000000" style:font-name="CMU Serif" fo:font-style="normal" style:text-underline-style="none" fo:font-weight="normal" officeooo:rsid="0312f3af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fo:color="#000000" style:font-name="CMU Serif" fo:font-style="normal" style:text-underline-style="none" fo:font-weight="normal" officeooo:rsid="03134d10" fo:background-color="transparent" loext:char-shading-value="0" style:font-style-asian="normal" style:font-weight-asian="normal" style:font-style-complex="normal" style:font-weight-complex="normal"/>
    </style:style>
    <style:style style:name="T96" style:family="text">
      <style:text-properties fo:color="#000000" style:font-name="CMU Serif" fo:font-style="normal" style:text-underline-style="none" fo:font-weight="normal" officeooo:rsid="031365fd" fo:background-color="transparent" loext:char-shading-value="0" style:font-style-asian="normal" style:font-weight-asian="normal" style:font-style-complex="normal" style:font-weight-complex="normal"/>
    </style:style>
    <style:style style:name="T97" style:family="text">
      <style:text-properties fo:color="#000000" style:font-name="CMU Serif" fo:font-style="normal" style:text-underline-style="none" fo:font-weight="normal" officeooo:rsid="03145a63" fo:background-color="transparent" loext:char-shading-value="0" style:font-style-asian="normal" style:font-weight-asian="normal" style:font-style-complex="normal" style:font-weight-complex="normal"/>
    </style:style>
    <style:style style:name="T98" style:family="text">
      <style:text-properties fo:color="#000000" style:font-name="CMU Serif" fo:font-style="normal" style:text-underline-style="none" fo:font-weight="normal" officeooo:rsid="0315ec17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fo:color="#000000" style:font-name="CMU Serif" fo:font-style="normal" style:text-underline-style="none" fo:font-weight="normal" officeooo:rsid="031661de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color="#000000" style:font-name="CMU Serif" fo:font-style="normal" style:text-underline-style="none" fo:font-weight="normal" officeooo:rsid="03183fa1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fo:color="#000000" style:font-name="CMU Serif" fo:font-style="normal" style:text-underline-style="none" fo:font-weight="normal" officeooo:rsid="031a3580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color="#000000" style:font-name="CMU Serif" fo:font-style="normal" style:text-underline-style="none" fo:font-weight="normal" officeooo:rsid="031a9857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fo:color="#000000" style:font-name="CMU Serif" fo:font-style="normal" style:text-underline-style="none" fo:font-weight="normal" officeooo:rsid="031b05b8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fo:color="#000000" style:font-name="CMU Serif" fo:font-style="normal" style:text-underline-style="none" fo:font-weight="normal" officeooo:rsid="031cad1f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fo:color="#000000" style:font-name="CMU Serif" fo:font-style="normal" style:text-underline-style="none" fo:font-weight="normal" officeooo:rsid="031e26d8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fo:color="#000000" style:font-name="CMU Serif" fo:font-style="normal" style:text-underline-style="none" fo:font-weight="normal" officeooo:rsid="031f1dd3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fo:color="#000000" style:font-name="CMU Serif" fo:font-style="normal" style:text-underline-style="none" fo:font-weight="normal" officeooo:rsid="031fc61d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fo:color="#000000" style:font-name="CMU Serif" fo:font-style="normal" style:text-underline-style="none" fo:font-weight="normal" officeooo:rsid="032124ea" fo:background-color="transparent" loext:char-shading-value="0" style:font-style-asian="normal" style:font-weight-asian="normal" style:font-style-complex="normal" style:font-weight-complex="normal"/>
    </style:style>
    <style:style style:name="T109" style:family="text">
      <style:text-properties fo:color="#000000" style:font-name="CMU Serif" fo:font-style="normal" style:text-underline-style="none" fo:font-weight="bold" officeooo:rsid="02deae7a" fo:background-color="transparent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0000" style:font-name="CMU Serif" fo:font-style="normal" style:text-underline-style="none" fo:font-weight="bold" officeooo:rsid="02e0c0ba" fo:background-color="transparent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0000" style:font-name="CMU Serif" fo:font-style="normal" style:text-underline-style="none" fo:font-weight="bold" officeooo:rsid="02e43b67" fo:background-color="transparent" loext:char-shading-value="0" style:font-style-asian="normal" style:font-weight-asian="bold" style:font-style-complex="normal" style:font-weight-complex="bold"/>
    </style:style>
    <style:style style:name="T112" style:family="text">
      <style:text-properties fo:color="#000000" style:font-name="CMU Serif" fo:font-style="normal" style:text-underline-style="none" fo:font-weight="bold" officeooo:rsid="02e794fa" fo:background-color="transparent" loext:char-shading-value="0" style:font-style-asian="normal" style:font-weight-asian="bold" style:font-style-complex="normal" style:font-weight-complex="bold"/>
    </style:style>
    <style:style style:name="T113" style:family="text">
      <style:text-properties fo:color="#000000" style:font-name="CMU Serif" fo:font-style="normal" style:text-underline-style="none" fo:font-weight="bold" officeooo:rsid="02e927ac" fo:background-color="transparent" loext:char-shading-value="0" style:font-style-asian="normal" style:font-weight-asian="bold" style:font-style-complex="normal" style:font-weight-complex="bold"/>
    </style:style>
    <style:style style:name="T114" style:family="text">
      <style:text-properties fo:color="#000000" style:font-name="CMU Serif" fo:font-style="normal" style:text-underline-style="none" fo:font-weight="bold" officeooo:rsid="02ee0e19" fo:background-color="transparent" loext:char-shading-value="0" style:font-style-asian="normal" style:font-weight-asian="bold" style:font-style-complex="normal" style:font-weight-complex="bold"/>
    </style:style>
    <style:style style:name="T115" style:family="text">
      <style:text-properties fo:color="#000000" style:font-name="CMU Serif" fo:font-style="normal" style:text-underline-style="none" fo:font-weight="bold" officeooo:rsid="02eeece0" fo:background-color="transparent" loext:char-shading-value="0" style:font-style-asian="normal" style:font-weight-asian="bold" style:font-style-complex="normal" style:font-weight-complex="bold"/>
    </style:style>
    <style:style style:name="T116" style:family="text">
      <style:text-properties fo:color="#000000" style:font-name="CMU Serif" fo:font-style="normal" style:text-underline-style="none" fo:font-weight="bold" officeooo:rsid="02f35ba7" fo:background-color="transparent" loext:char-shading-value="0" style:font-style-asian="normal" style:font-weight-asian="bold" style:font-style-complex="normal" style:font-weight-complex="bold"/>
    </style:style>
    <style:style style:name="T117" style:family="text">
      <style:text-properties fo:color="#000000" style:font-name="CMU Serif" fo:font-style="normal" style:text-underline-style="none" fo:font-weight="bold" officeooo:rsid="02d811ef" fo:background-color="transparent" loext:char-shading-value="0" style:font-style-asian="normal" style:font-weight-asian="bold" style:font-style-complex="normal" style:font-weight-complex="bold"/>
    </style:style>
    <style:style style:name="T118" style:family="text">
      <style:text-properties fo:color="#000000" style:font-name="CMU Serif" fo:font-style="italic" style:text-underline-style="none" fo:font-weight="normal" officeooo:rsid="030740fa" fo:background-color="transparent" loext:char-shading-value="0" style:font-style-asian="italic" style:font-weight-asian="normal" style:font-style-complex="italic" style:font-weight-complex="normal"/>
    </style:style>
    <style:style style:name="T119" style:family="text">
      <style:text-properties officeooo:rsid="031cad1f"/>
    </style:style>
    <style:style style:name="T120" style:family="text">
      <style:text-properties officeooo:rsid="031f1dd3"/>
    </style:style>
    <style:style style:name="T121" style:family="text">
      <style:text-properties officeooo:rsid="032124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REO 1 – </text:span><text:span text:style-name="T3">Introdução </text:span><text:span text:style-name="T4">à Inteligência Artificial</text:span></text:p>
      <text:p text:style-name="P2"><text:span text:style-name="T5">Resumo</text:span><text:span text:style-name="T6"> </text:span><text:span text:style-name="T8">–</text:span><text:span text:style-name="T6"> </text:span><text:span text:style-name="T8">c</text:span><text:span text:style-name="T5">apítulo 1 do livro Inteligência Artificial </text:span><text:span text:style-name="T8">de Norvig e </text:span><text:span text:style-name="T7">Russel</text:span></text:p>
      <text:p text:style-name="P1">Pedro Antônio de Souza <text:s/><text:span text:style-name="T1">(</text:span>201810557<text:span text:style-name="T1">)</text:span></text:p>
      <text:p text:style-name="Text_20_body"><text:span text:style-name="T10">A</text:span><text:span text:style-name="T11"> </text:span><text:span text:style-name="T24">inteligência artificial</text:span><text:span text:style-name="T11"> </text:span><text:span text:style-name="T12">(IA)</text:span><text:span text:style-name="T11"> é um </text:span><text:span text:style-name="T13">campo</text:span><text:span text:style-name="T10"> </text:span><text:span text:style-name="T13">de estudo</text:span><text:span text:style-name="T10"> que busca compreender e construir </text:span><text:span text:style-name="T12">entidades inteligentes</text:span><text:span text:style-name="T10">. </text:span><text:span text:style-name="T13">Os estudos de IA iniciariam após a Segunda Guerra Mundial </text:span><text:span text:style-name="T14">e</text:span><text:span text:style-name="T13">, portanto, </text:span><text:span text:style-name="T14">é </text:span><text:span text:style-name="T13">um dos campos mais recentes de ciência e engenharia. Dessa forma, ainda há espaço para muitas descobertas na área. </text:span><text:span text:style-name="T20">Além disso</text:span><text:span text:style-name="T14">, a IA é considerada um campo universal, já que é </text:span><text:span text:style-name="T15">significativ</text:span><text:span text:style-name="T21">a</text:span><text:span text:style-name="T14"> para qualquer tarefa intelectual.</text:span></text:p>
      <text:p text:style-name="P4"><text:span text:style-name="T14">E</text:span><text:span text:style-name="T15">xistem quatro </text:span><text:span text:style-name="T19">entendimentos </text:span><text:span text:style-name="T22">distintos</text:span><text:span text:style-name="T18"> </text:span><text:span text:style-name="T21">do que são</text:span><text:span text:style-name="T19"> </text:span><text:span text:style-name="T17">entidade</text:span><text:span text:style-name="T18">s</text:span><text:span text:style-name="T17"> inteligente</text:span><text:span text:style-name="T19">s</text:span><text:span text:style-name="T15">: (1) </text:span><text:span text:style-name="T31">aquelas que pensam como um humano,</text:span><text:span text:style-name="T16"> (2) </text:span><text:span text:style-name="T29">aquelas que pensam racionalmente</text:span><text:span text:style-name="T27">, </text:span><text:span text:style-name="T28">(3) </text:span><text:span text:style-name="T29">aquelas que agem como humanos, e </text:span><text:span text:style-name="T30">(4) </text:span><text:span text:style-name="T31">aquelas que agem racionalmente. </text:span><text:span text:style-name="T36">Os diferentes entendimentos</text:span><text:span text:style-name="T33"> </text:span><text:span text:style-name="T35">originam</text:span><text:span text:style-name="T34">, respectivamente, </text:span><text:span text:style-name="T35">a</text:span><text:span text:style-name="T34">s seguintes estratégias para estudo da IA: modelagem cognitiva, teste de Turing, “leis do pensamento” e agente racional.</text:span><text:span text:style-name="T32"> </text:span><text:span text:style-name="T36">Essa última abordagem </text:span><text:span text:style-name="T41">considera que o </text:span><text:span text:style-name="T117">agente racional</text:span><text:span text:style-name="T41"> </text:span><text:span text:style-name="T42">exerce a melhor ação possível </text:span><text:span text:style-name="T45">para</text:span><text:span text:style-name="T42"> uma </text:span><text:span text:style-name="T45">determinada</text:span><text:span text:style-name="T42"> situação. Portanto, essa abordagem</text:span><text:span text:style-name="T36"> </text:span><text:span text:style-name="T37">é mais geral que a abordagem de “leis do pensamento” </text:span><text:span text:style-name="T46">(</text:span><text:span text:style-name="T40">já </text:span><text:span text:style-name="T37">que </text:span><text:span text:style-name="T40">se baseia em vários mecanismos para obter a racionalidade e não apenas em </text:span><text:span text:style-name="T37">inferência</text:span><text:span text:style-name="T40">s</text:span><text:span text:style-name="T37"> </text:span><text:span text:style-name="T38">correta</text:span><text:span text:style-name="T40">s</text:span><text:span text:style-name="T46">)</text:span><text:span text:style-name="T37"> e é mais praticável ao desenvolvimento científico do que as estratégias centradas </text:span><text:span text:style-name="T39">na subjetividade </text:span><text:span text:style-name="T37">human</text:span><text:span text:style-name="T39">a </text:span><text:span text:style-name="T46">(</text:span><text:span text:style-name="T39">já que a matemática é capaz de definir com segurança o padrão de racionalidade</text:span><text:span text:style-name="T46">)</text:span><text:span text:style-name="T37">.</text:span></text:p>
      <text:p text:style-name="P7"><text:span text:style-name="T37">C</text:span><text:span text:style-name="T44">omo dito anteriormente, a IA é um campo universal e seu surgimento foi possível através da contribuição de diferentes disciplinas. </text:span><text:span text:style-name="T43">A</text:span><text:span text:style-name="T44"> </text:span><text:span text:style-name="T109">filosofia</text:span><text:span text:style-name="T49"> </text:span><text:span text:style-name="T47">contribuiu com as ideias de que a mente opera </text:span><text:span text:style-name="T48">similarmente à uma máquina </text:span><text:span text:style-name="T101">ao utilizar</text:span><text:span text:style-name="T48"> o conhecimento interno e, </text:span><text:span text:style-name="T101">após </text:span><text:span text:style-name="T102">valer-se do pensamento,</text:span><text:span text:style-name="T48"> escolher as ações a serem executadas. A </text:span><text:span text:style-name="T110">matemática</text:span><text:span text:style-name="T48"> </text:span><text:span text:style-name="T50">foi responsável por tornar a IA uma ciência formal através da formalização da lógica </text:span><text:span text:style-name="T103">e</text:span><text:span text:style-name="T50"> </text:span><text:span text:style-name="T103">das concepções da </text:span><text:span text:style-name="T50">computação e probabilidade.</text:span><text:span text:style-name="T51"> </text:span><text:span text:style-name="T50">A </text:span><text:span text:style-name="T111">economia</text:span><text:span text:style-name="T52"> </text:span><text:span text:style-name="T53">forneceu, através da teoria da decisão, a formalização para problemas de </text:span><text:span text:style-name="T54">tomadas de decisões sob a incerteza</text:span><text:span text:style-name="T53">.</text:span><text:span text:style-name="T51"> </text:span><text:span text:style-name="T55">A </text:span><text:span text:style-name="T112">neurociência</text:span><text:span text:style-name="T55"> entendeu e descreveu partes do funcionamento da mente humana e, assim, foi possível perceber suas diferenças e semelhanças em relação aos computadores.</text:span><text:span text:style-name="T51"> </text:span><text:span text:style-name="T56">A </text:span><text:span text:style-name="T113">psicologia</text:span><text:span text:style-name="T56">, </text:span><text:span text:style-name="T57">em especial a cognitiva, </text:span><text:span text:style-name="T59">difundiu</text:span><text:span text:style-name="T58"> </text:span><text:span text:style-name="T104">o entendimento</text:span><text:span text:style-name="T58"> do cérebro </text:span><text:span text:style-name="T59">(dos humanos e </text:span><text:soft-page-break/><text:span text:style-name="T59">demais animais) como um dispositivo de processamento de informações.</text:span><text:span text:style-name="T51"> </text:span><text:span text:style-name="T60">A</text:span><text:span text:style-name="T114"> engenharia de computadores</text:span><text:span text:style-name="T60"> desenvolveu </text:span><text:span text:style-name="T104">os </text:span><text:span text:style-name="T60">artefatos preferidos para implementação das aplicações de IA: os computadores. </text:span><text:span text:style-name="T61">A </text:span><text:span text:style-name="T115">teoria de controle</text:span><text:span text:style-name="T61"> </text:span><text:span text:style-name="T63">mostrou que o</text:span><text:span text:style-name="T62"> comportamento consciente </text:span><text:span text:style-name="T63">pode ser alcançado através de um mecanismo de realimentação que </text:span><text:span text:style-name="T64">aproxime </text:span><text:span text:style-name="T63">o estado atual </text:span><text:span text:style-name="T64">do </text:span><text:span text:style-name="T63">estado ótimo. </text:span><text:span text:style-name="T66">Por fim, a</text:span><text:span text:style-name="T65"> </text:span><text:span text:style-name="T116">linguística</text:span><text:span text:style-name="T65"> foi capaz de formalizar a linguagem através de modelos sintáticos </text:span><text:span text:style-name="T66">que pudessem ser programados.</text:span></text:p>
      <text:p text:style-name="P8"><text:span text:style-name="T70">O primeiro trabalhado relacionado à</text:span><text:span text:style-name="T67"> IA </text:span><text:span text:style-name="T71">foi</text:span><text:span text:style-name="T67"> </text:span><text:span text:style-name="T72">desenvolvido </text:span><text:span text:style-name="T105">em 1943,</text:span><text:span text:style-name="T67"> </text:span><text:span text:style-name="T70">antes </text:span><text:span text:style-name="T71">mesmo </text:span><text:span text:style-name="T70">da </text:span><text:span text:style-name="T72">concepção dessa </text:span><text:span text:style-name="T71">área </text:span><text:span text:style-name="T70">de estudo.</text:span><text:span text:style-name="T67"> </text:span><text:span text:style-name="T105">Naquele ano, f</text:span><text:span text:style-name="T96">oi proposto</text:span><text:span text:style-name="T68"> um modelo de neurônios artificiais que </text:span><text:span text:style-name="T69">podiam ser “ligados” ou “desligados”</text:span><text:span text:style-name="T68">. </text:span><text:span text:style-name="T69">Nesse modelo,</text:span><text:span text:style-name="T68"> </text:span><text:span text:style-name="T72">a </text:span><text:span text:style-name="T68">ativação de um nerônio era resultado do estímulo de um número satisfatório de neurônios vizinhos. Ess</text:span><text:span text:style-name="T72">a proposta</text:span><text:span text:style-name="T68"> possibilitou a criação do primeiro computador de rede neural</text:span><text:span text:style-name="T73"> em</text:span><text:span text:style-name="T69"> 1950</text:span><text:span text:style-name="T68">.</text:span></text:p>
      <text:p text:style-name="P9"><text:span text:style-name="T86">A</text:span><text:span text:style-name="T87">pós a</text:span><text:span text:style-name="T86"> </text:span><text:span text:style-name="T81">co</text:span><text:span text:style-name="T74">nferência realizada em 1956 </text:span><text:span text:style-name="T76">no Dartmouth College</text:span><text:span text:style-name="T74">, </text:span><text:span text:style-name="T75">a IA se tornou uma área de estudo independente </text:span><text:span text:style-name="T106">das demais disciplinas correlatas</text:span><text:span text:style-name="T75">. </text:span><text:span text:style-name="T76">Nos </text:span><text:span text:style-name="T77">primeiros anos </text:span><text:span text:style-name="T81">posteriores a essa</text:span><text:span text:style-name="T77"> reunião,</text:span><text:span text:style-name="T76"> </text:span><text:span text:style-name="T77">variados</text:span><text:span text:style-name="T76"> projetos </text:span><text:span text:style-name="T82">foram desenvolvidos com sucesso nos</text:span><text:span text:style-name="T76"> laboratórios </text:span><text:span text:style-name="T77">de pesquisa</text:span><text:span text:style-name="T76"> </text:span><text:span text:style-name="T82">em IA</text:span><text:span text:style-name="T76">. </text:span><text:span text:style-name="T80">Os resultados positivos</text:span><text:span text:style-name="T79"> no desenvolvimento </text:span><text:span text:style-name="T82">desses</text:span><text:span text:style-name="T78"> trabalhos </text:span><text:span text:style-name="T79">fomentou um excesso de confiança dentre os pesquisadores. </text:span><text:span text:style-name="T106">No entanto</text:span><text:span text:style-name="T79">, </text:span><text:span text:style-name="T80">a</text:span><text:span text:style-name="T79"> alta taxa de êxito </text:span><text:span text:style-name="T80">era fruto da simplicidade </text:span><text:span text:style-name="T82">dos problemas</text:span><text:span text:style-name="T80"> com que os primeiras entidades inteligentes lidavam. </text:span><text:span text:style-name="T83">Assim que problemas mais complexos começaram a ser tratados, os programas </text:span><text:span text:style-name="T107">falharam</text:span><text:span text:style-name="T85"> por não possuírem</text:span><text:span text:style-name="T83"> conhecimento do assunto </text:span><text:span text:style-name="T85">do problema</text:span><text:span text:style-name="T83">, </text:span><text:span text:style-name="T85">pela</text:span><text:span text:style-name="T83"> falta de capacidade de </text:span><text:span text:style-name="T118">hardware</text:span><text:span text:style-name="T83"> </text:span><text:span text:style-name="T85">demandada pela </text:span><text:span text:style-name="T83">complexidade</text:span><text:span text:style-name="T84"> </text:span><text:span text:style-name="T85">computacional </text:span><text:span text:style-name="T84">e </text:span><text:span text:style-name="T85">pelas</text:span><text:span text:style-name="T84"> limitações nas estruturas básicas </text:span><text:span text:style-name="T85">utilizadas</text:span><text:span text:style-name="T84"> para gerar o comportamento inteligente. </text:span><text:span text:style-name="T86">Após as frustrações, os pesquisadores </text:span><text:span text:style-name="T87">voltaram a obter bons resultados</text:span><text:span text:style-name="T86"> </text:span><text:span text:style-name="T87">ao </text:span><text:span text:style-name="T86">concentraram seus esforços na criação de sistemas baseados no conhecimento.</text:span></text:p>
      <text:p text:style-name="P10"><text:span text:style-name="T87">N</text:span><text:span text:style-name="T89">os meados de</text:span><text:span text:style-name="T87"> 1980, </text:span><text:span text:style-name="T88">surgiram </text:span><text:span text:style-name="T87">o</text:span><text:span text:style-name="T88">s</text:span><text:span text:style-name="T87"> primeiro</text:span><text:span text:style-name="T88">s</text:span><text:span text:style-name="T87"> </text:span><text:span text:style-name="T88">casos de sucesso na comercialização de </text:span><text:span text:style-name="T87">sistema</text:span><text:span text:style-name="T88">s especialistas</text:span><text:span text:style-name="T87"> </text:span><text:span text:style-name="T88">que utilizavam </text:span><text:span text:style-name="T87">IA. </text:span><text:span text:style-name="T92">Foi nesse momento que</text:span><text:span text:style-name="T90"> o desenvolvimento de programas inteligentes se tornou </text:span><text:span text:style-name="T91">um dos ramos </text:span><text:span text:style-name="T92">comerciais</text:span><text:span text:style-name="T91"> mais valiosos do mundo</text:span><text:span text:style-name="T90">. </text:span><text:span text:style-name="T93">Ainda </text:span><text:span text:style-name="T94">nessa década</text:span><text:span text:style-name="T93">, a IA passou utilizar com mais propriedade o método científico </text:span><text:span text:style-name="T94">e, como consequência, </text:span><text:span text:style-name="T95">iniciou um período de</text:span><text:span text:style-name="T94"> grande evolução </text:span><text:span text:style-name="T108">na pesquisa</text:span><text:span text:style-name="T93">.</text:span></text:p>
      <text:p text:style-name="P11"><text:span text:style-name="T93">N</text:span><text:span text:style-name="T94">os últimos tempos, </text:span><text:span text:style-name="T96">o desenvolvimento de agentes inteligentes </text:span><text:span text:style-name="T97">tem se tornado mais intenso (favorecido pelas aplicações Web). </text:span><text:span text:style-name="T99">Por fim</text:span><text:span text:style-name="T97">, </text:span><text:span text:style-name="T99">algum</text:span><text:span text:style-name="T98">as pesquisas </text:span><text:span text:style-name="T108">recentes da área</text:span><text:span text:style-name="T98"> têm </text:span><text:span text:style-name="T108">preferido </text:span><text:span text:style-name="T100">um melhor</text:span><text:span text:style-name="T99"> tratamento d</text:span><text:span text:style-name="T100">os </text:span><text:span text:style-name="T99">dados </text:span><text:span text:style-name="T108">em relação ao aperfeiçoamento dos algoritmos.</text:span></text:p>
      <text:p text:style-name="P5"><text:span text:style-name="T26">R</text:span><text:span text:style-name="T25">eferências</text:span></text:p>
      <text:p text:style-name="P6"><text:span text:style-name="T9">NORVIG, Peter; RUSSELL, Stuart. </text:span><text:span text:style-name="T23">Inteligência artificial</text:span><text:span text:style-name="T9">. Editora Campus, v. 20, 200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1-19T21:23:20.638269496</dc:date>
    <meta:editing-duration>PT2H14M15S</meta:editing-duration>
    <meta:editing-cycles>92</meta:editing-cycles>
    <meta:generator>LibreOffice/6.4.7.2$Linux_X86_64 LibreOffice_project/40$Build-2</meta:generator>
    <meta:document-statistic meta:table-count="0" meta:image-count="0" meta:object-count="0" meta:page-count="3" meta:paragraph-count="12" meta:word-count="732" meta:character-count="4905" meta:non-whitespace-character-count="4182"/>
  </office:meta>
</office:document-meta>
</file>